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4dbd" officeooo:paragraph-rsid="00094dbd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dd9f" officeooo:paragraph-rsid="000add9f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3414f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7b921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9da1f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0f62b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85ffd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321b27" officeooo:paragraph-rsid="0040f62b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officeooo:paragraph-rsid="00661f22" style:font-name-asian="OzHandicraft BT" style:font-size-asian="16pt" style:font-name-complex="OzHandicraft BT" style:font-size-complex="16pt"/>
    </style:style>
    <style:style style:name="P23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701f4d" style:font-name-asian="OzHandicraft BT" style:font-size-asian="14pt" style:font-name-complex="OzHandicraft BT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72685b" style:font-name-asian="OzHandicraft BT" style:font-size-asian="14pt" style:font-name-complex="OzHandicraft BT" style:font-size-complex="14pt"/>
    </style:style>
    <style:style style:name="P27" style:family="paragraph">
      <loext:graphic-properties draw:fill-color="#ff3333"/>
      <style:paragraph-properties fo:text-align="center"/>
      <style:text-properties fo:font-size="12pt"/>
    </style:style>
    <style:style style:name="P28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4dbd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94dbd"/>
    </style:style>
    <style:style style:name="T11" style:family="text">
      <style:text-properties style:font-name="Nimbus Sans L" fo:font-size="16pt" officeooo:rsid="00094dbd" style:font-size-asian="14pt" style:font-size-complex="16pt"/>
    </style:style>
    <style:style style:name="T12" style:family="text">
      <style:text-properties officeooo:rsid="000bb177"/>
    </style:style>
    <style:style style:name="T13" style:family="text">
      <style:text-properties officeooo:rsid="0011652f"/>
    </style:style>
    <style:style style:name="T14" style:family="text">
      <style:text-properties officeooo:rsid="002904f9"/>
    </style:style>
    <style:style style:name="T15" style:family="text">
      <style:text-properties officeooo:rsid="002c0ac0"/>
    </style:style>
    <style:style style:name="T16" style:family="text">
      <style:text-properties officeooo:rsid="0037986e"/>
    </style:style>
    <style:style style:name="T17" style:family="text">
      <style:text-properties officeooo:rsid="0039da1f"/>
    </style:style>
    <style:style style:name="T18" style:family="text">
      <style:text-properties officeooo:rsid="00485ffd"/>
    </style:style>
    <style:style style:name="T19" style:family="text">
      <style:text-properties officeooo:rsid="00513e19"/>
    </style:style>
    <style:style style:name="T20" style:family="text">
      <style:text-properties officeooo:rsid="0053d558"/>
    </style:style>
    <style:style style:name="T21" style:family="text">
      <style:text-properties officeooo:rsid="005eb313"/>
    </style:style>
    <style:style style:name="T22" style:family="text">
      <style:text-properties officeooo:rsid="00657f53"/>
    </style:style>
    <style:style style:name="T23" style:family="text">
      <style:text-properties officeooo:rsid="006b6bda"/>
    </style:style>
    <style:style style:name="T24" style:family="text">
      <style:text-properties officeooo:rsid="006ce881"/>
    </style:style>
    <style:style style:name="T25" style:family="text">
      <style:text-properties officeooo:rsid="006d9b2f"/>
    </style:style>
    <style:style style:name="T26" style:family="text">
      <style:text-properties officeooo:rsid="006f6a87"/>
    </style:style>
    <style:style style:name="T27" style:family="text">
      <style:text-properties officeooo:rsid="00701f4d"/>
    </style:style>
    <style:style style:name="T28" style:family="text">
      <style:text-properties officeooo:rsid="0071d87b"/>
    </style:style>
    <style:style style:name="T29" style:family="text">
      <style:text-properties officeooo:rsid="0072685b"/>
    </style:style>
    <style:style style:name="T30" style:family="text">
      <style:text-properties officeooo:rsid="00737f08"/>
    </style:style>
    <style:style style:name="T31" style:family="text">
      <style:text-properties officeooo:rsid="00752ad7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ff3333"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0"/>
      <text:p text:style-name="P4"/>
      <text:p text:style-name="P4"/>
      <text:p text:style-name="P6"/>
      <text:p text:style-name="P7">Beer Name: <text:s text:c="4"/><text:span text:style-name="T10">Walnut Brown Ale</text:span> <text:s text:c="63"/></text:p>
      <text:p text:style-name="P9"><draw:frame draw:style-name="fr2" draw:name="Object1" text:anchor-type="paragraph" svg:x="12.621cm" svg:y="0.552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rew Date: <text:s text:c="4"/><text:span text:style-name="T23">Dec 6 ‘20</text:span> <text:s text:c="60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 <text:s text:c="4"/></text:span><text:span text:style-name="T5">1</text:span><text:span text:style-name="T4">.</text:span><text:span text:style-name="T5">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8" svg:x1="1.543cm" svg:y1="0.624cm" svg:x2="1.622cm" svg:y2="6.577cm"><text:p/></draw:line><draw:line text:anchor-type="paragraph" draw:z-index="5" draw:style-name="gr2" draw:text-style-name="P28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16 <text:s text:c="6"/># <text:s text:c="5"/>Pale</text:p>
      <text:p text:style-name="P11"><draw:custom-shape text:anchor-type="paragraph" draw:z-index="2" draw:style-name="gr1" draw:text-style-name="P27" svg:width="0.586cm" svg:height="0.532cm" svg:x="16.381cm" svg:y="0.258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8 <text:s text:c="8"/># <text:s text:c="6"/>Bisquit</text:p>
      <text:p text:style-name="P10">1.5 <text:s text:c="6"/># <text:s text:c="4"/>Crystal 60-80L</text:p>
      <text:p text:style-name="P10">2 <text:s text:c="9"/># <text:s text:c="5"/>Wheat</text:p>
      <text:p text:style-name="P10">1 <text:s text:c="8"/># <text:s text:c="6"/>Brown</text:p>
      <text:p text:style-name="P10">2 <text:s text:c="8"/>c <text:s text:c="7"/>Toasted walnuts <text:s text:c="3"/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22"><draw:line text:anchor-type="paragraph" draw:z-index="4" draw:style-name="gr2" draw:text-style-name="P28" svg:x1="1.623cm" svg:y1="0.626cm" svg:x2="1.702cm" svg:y2="0.6cm"><text:p/></draw:line><text:span text:style-name="T22">2 tabs</text:span> <text:s text:c="4"/>Irish Moss</text:p>
      <text:p text:style-name="P21"><text:s text:c="13"/><text:span text:style-name="T10">Nottingham Yeast</text:span></text:p>
      <text:p text:style-name="P7"/>
      <text:p text:style-name="P7"/>
      <text:p text:style-name="P7"><draw:line text:anchor-type="paragraph" draw:z-index="7" draw:style-name="gr2" draw:text-style-name="P28" svg:x1="7.497cm" svg:y1="0.564cm" svg:x2="7.576cm" svg:y2="4.004cm"><text:p/></draw:line>Qt <text:s/>oz/g <text:s text:c="2"/>Hop/Seasoning <text:s text:c="5"/><text:span text:style-name="T10">Time</text:span></text:p>
      <text:p text:style-name="P8"><draw:line text:anchor-type="paragraph" draw:z-index="6" draw:style-name="gr2" draw:text-style-name="P28" svg:x1="2.549cm" svg:y1="0.012cm" svg:x2="2.628cm" svg:y2="3.452cm"><text:p/></draw:line><text:s text:c="3"/><text:span text:style-name="T10">56 <text:s text:c="2"/>g <text:s text:c="4"/>NB</text:span> <text:s text:c="22"/><text:span text:style-name="T17">60 min</text:span></text:p>
      <text:p text:style-name="P2"><text:s text:c="4"/><text:span text:style-name="T11">75 <text:s text:c="4"/>g <text:s text:c="5"/>NB</text:span><text:span text:style-name="T10"> <text:s text:c="37"/></text:span><text:span text:style-name="T11">15 min</text:span></text:p>
      <text:p text:style-name="P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2">Primary: <text:s text:c="4"/></text:p>
      <text:p text:style-name="P12">Racked: <text:s text:c="6"/><text:tab/><text:tab/><text:tab/><text:tab/><text:tab/></text:p>
      <text:p text:style-name="P12">Racked: <text:s text:c="3"/></text:p>
      <text:p text:style-name="P12">Bottled: <text:tab/> <text:span text:style-name="T16"><text:s text:c="14"/></text:span><text:tab/><text:tab/><text:tab/><text:tab/></text:p>
      <text:p text:style-name="P14">Kegged: <text:s text:c="2"/><text:span text:style-name="T16"><text:s text:c="17"/></text:span></text:p>
      <text:p text:style-name="P12">Re-Kegged:</text:p>
      <text:p text:style-name="P1"><text:span text:style-name="T7">Purged:</text:span><text:span text:style-name="T3"><text:tab/><text:tab/><text:tab/><text:tab/><text:tab/><text:tab/>Charged:</text:span></text:p>
      <text:p text:style-name="P12"/>
      <text:p text:style-name="P12"/>
      <text:p text:style-name="P12"><draw:frame draw:style-name="fr3" draw:name="Object2" text:anchor-type="paragraph" svg:x="6.008cm" svg:y="-0.191cm" svg:width="14.942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2"/>
      <text:p text:style-name="P12"/>
      <text:p text:style-name="P12">Start Time:<text:span text:style-name="T24">7am </text:span></text:p>
      <text:p text:style-name="P12">Fill mash tun: <text:s/><text:span text:style-name="T24">Sat</text:span></text:p>
      <text:p text:style-name="P12">Fill sparge kettle: <text:span text:style-name="T24">Sat</text:span> </text:p>
      <text:p text:style-name="P15">Fire burners: <text:span text:style-name="T24">7am</text:span></text:p>
      <text:p text:style-name="P25">Heat Mash Tun : </text:p>
      <text:p text:style-name="P25">Target Temp: <text:span text:style-name="T14">68</text:span> <text:s text:c="3"/></text:p>
      <text:p text:style-name="P25">Heat Sparge Kettle: </text:p>
      <text:p text:style-name="P25">Target Temp: <text:span text:style-name="T14">72</text:span></text:p>
      <text:p text:style-name="P12">Target Temp (Mash): <text:span text:style-name="T14">67</text:span></text:p>
      <text:p text:style-name="P12">Grind grain: <text:s text:c="2"/><text:span text:style-name="T24">7:40am</text:span></text:p>
      <text:p text:style-name="P12">sparge temp: <text:span text:style-name="T25">71</text:span></text:p>
      <text:p text:style-name="P12">Strike Temp: <text:span text:style-name="T25">68</text:span></text:p>
      <text:p text:style-name="P12">pump temp: <text:s/><text:span text:style-name="T25">68</text:span></text:p>
      <text:p text:style-name="P12">Mash in: <text:span text:style-name="T25">66.6</text:span></text:p>
      <text:p text:style-name="P12">Mash: Duration: <text:s text:c="2"/><text:span text:style-name="T12">90</text:span> <text:s text:c="4"/>minutes <text:s text:c="7"/></text:p>
      <text:p text:style-name="P12">Start: <text:span text:style-name="T25">8:10</text:span> <text:s text:c="6"/>Finish: <text:span text:style-name="T25">9:40am</text:span></text:p>
      <text:p text:style-name="P12">Heat (to deactivate enzymes)<text:tab/><text:tab/></text:p>
      <text:p text:style-name="P18">Target Temp: <text:span text:style-name="T15">75.5</text:span> <text:s text:c="2"/></text:p>
      <text:p text:style-name="P18">Start: <text:span text:style-name="T25">9:40am</text:span> <text:s text:c="2"/></text:p>
      <text:p text:style-name="P12">Finish: <text:s/><text:span text:style-name="T27">10:11</text:span> </text:p>
      <text:p text:style-name="P12">Heat Sparge H20 (Target<text:span text:style-name="T18">81</text:span>◦) <text:s text:c="7"/></text:p>
      <text:p text:style-name="P12">Sparge: Start: <text:s/><text:span text:style-name="T27">10:12</text:span></text:p>
      <text:p text:style-name="P12">Finish:<text:span text:style-name="T28">11:15</text:span></text:p>
      <text:p text:style-name="P12">Wort collected: <text:s text:c="2"/><text:span text:style-name="T13">full kettle </text:span></text:p>
      <text:p text:style-name="P12">Boil : Burner On: </text:p>
      <text:p text:style-name="P12">Rolling Boil: <text:s text:c="2"/><text:span text:style-name="T29">11:35am</text:span></text:p>
      <text:p text:style-name="P17">Hops In: <text:span text:style-name="T29">12:05pm</text:span> <text:s text:c="2"/></text:p>
      <text:p text:style-name="P19">Whirlflock in: <text:span text:style-name="T29">12:50</text:span>pm Hops in: <text:span text:style-name="T29">12:50</text:span>pm</text:p>
      <text:p text:style-name="P26">Duration: 90 min <text:s/></text:p>
      <text:p text:style-name="P26">Start: <text:s/><text:span text:style-name="T29">11:35am</text:span></text:p>
      <text:p text:style-name="P12">Finish: <text:span text:style-name="T29">1:05pm</text:span> <text:s/></text:p>
      <text:p text:style-name="P16">Burner Off: <text:span text:style-name="T31">1:05</text:span></text:p>
      <text:p text:style-name="P16">Rest 15 min <text:s text:c="7"/></text:p>
      <text:p text:style-name="P12">Pump and chill: <text:s text:c="3"/></text:p>
      <text:p text:style-name="P12">Start:<text:span text:style-name="T31">1:20</text:span> <text:s text:c="3"/>Finish: <text:span text:style-name="T31">1:40+pm</text:span></text:p>
      <text:p text:style-name="P12">OG : <text:s text:c="2"/><text:span text:style-name="T30">1.074</text:span></text:p>
      <text:p text:style-name="P13">Yeast: <text:span text:style-name="T20">Nottingham (1 pcks)</text:span></text:p>
      <text:p text:style-name="P12">Irish Moss <text:span text:style-name="T30">2</text:span></text:p>
      <text:p text:style-name="P5"/>
      <text:p text:style-name="P5"/>
      <text:p text:style-name="P5"/>
      <text:p text:style-name="P5">Notes: <text:span text:style-name="T26">walnuts didn’t make their way into the mash until 9:20/ 20 min lef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2-06T13:45:51.080728244</dc:date>
    <meta:editing-duration>PT22H34M57S</meta:editing-duration>
    <meta:editing-cycles>55</meta:editing-cycles>
    <meta:document-statistic meta:table-count="0" meta:image-count="0" meta:object-count="3" meta:page-count="2" meta:paragraph-count="67" meta:word-count="215" meta:character-count="2570" meta:non-whitespace-character-count="10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941cm" svg:height="8.999cm" xlink:href="." xlink:type="simple" chart:class="chart:line" chart:style-name="ch1">
        <chart:title svg:x="4.582cm" svg:y="0.315cm" chart:style-name="ch2">
          <text:p>Walnut Brown Ale Dec 6'20</text:p>
        </chart:title>
        <chart:legend chart:legend-position="end" svg:x="12.242cm" svg:y="3.441cm" style:legend-expansion="high" chart:style-name="ch3"/>
        <chart:plot-area chart:style-name="ch4" chart:data-source-has-labels="both" svg:x="1.416cm" svg:y="1.297cm" svg:width="10.812cm" svg:height="6.577cm">
          <chartooo:coordinate-region svg:x="2.048cm" svg:y="1.5cm" svg:width="9.892cm" svg:height="5.318cm"/>
          <chart:axis chart:dimension="x" chart:name="primary-x" chart:style-name="ch5" chartooo:axis-type="auto">
            <chartooo:date-scale/>
            <chart:title svg:x="6.479cm" svg:y="8.053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568cm" svg:y="5.468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  <table:table-cell office:value-type="string">
                <text:p>herms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1">
                <text:p>71</text:p>
              </table:table-cell>
              <table:table-cell office:value-type="float" office:value="66.6">
                <text:p>66.6</text:p>
              </table:table-cell>
              <table:table-cell office:value-type="float" office:value="65.5">
                <text:p>65.5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67.7">
                <text:p>67.7</text:p>
              </table:table-cell>
              <table:table-cell office:value-type="float" office:value="65.2">
                <text:p>65.2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8.4">
                <text:p>68.4</text:p>
              </table:table-cell>
              <table:table-cell office:value-type="float" office:value="66.3">
                <text:p>66.3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68.7">
                <text:p>68.7</text:p>
              </table:table-cell>
              <table:table-cell office:value-type="float" office:value="66.3">
                <text:p>66.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68.8">
                <text:p>68.8</text:p>
              </table:table-cell>
              <table:table-cell office:value-type="float" office:value="66.6">
                <text:p>66.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69.1">
                <text:p>69.1</text:p>
              </table:table-cell>
              <table:table-cell office:value-type="float" office:value="66.2">
                <text:p>66.2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68.2">
                <text:p>68.2</text:p>
              </table:table-cell>
              <table:table-cell office:value-type="float" office:value="66.2">
                <text:p>66.2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5.8">
                <text:p>65.8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68.6">
                <text:p>68.6</text:p>
              </table:table-cell>
              <table:table-cell office:value-type="float" office:value="56.2">
                <text:p>56.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">
                <text:p>72</text:p>
              </table:table-cell>
              <table:table-cell office:value-type="float" office:value="68.8">
                <text:p>68.8</text:p>
              </table:table-cell>
              <table:table-cell office:value-type="float" office:value="55.8">
                <text:p>55.8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">
                <text:p>78</text:p>
              </table:table-cell>
              <table:table-cell office:value-type="float" office:value="74.7">
                <text:p>74.7</text:p>
              </table:table-cell>
              <table:table-cell office:value-type="float" office:value="73.9">
                <text:p>73.9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">
                <text:p>81</text:p>
              </table:table-cell>
              <table:table-cell office:value-type="float" office:value="75.3">
                <text:p>75.3</text:p>
              </table:table-cell>
              <table:table-cell office:value-type="float" office:value="79.3">
                <text:p>79.3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1">
                <text:p>81</text:p>
              </table:table-cell>
              <table:table-cell office:value-type="float" office:value="75.5">
                <text:p>75.5</text:p>
              </table:table-cell>
              <table:table-cell office:value-type="float" office:value="77.7">
                <text:p>77.7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